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cm" fo:margin-bottom="0.499cm" style:contextual-spacing="false"/>
    </style:style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top="0cm" fo:margin-bottom="0.499cm" style:contextual-spacing="false"/>
    </style:style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Preformatted_20_Text" style:list-style-name="L7"/>
    <style:style style:name="P12" style:family="paragraph" style:parent-style-name="Preformatted_20_Text" style:list-style-name="L7">
      <style:paragraph-properties fo:margin-top="0cm" fo:margin-bottom="0.499cm" style:contextual-spacing="false"/>
    </style:style>
    <style:style style:name="P13" style:family="paragraph" style:parent-style-name="Preformatted_20_Text" style:list-style-name="L8"/>
    <style:style style:name="P14" style:family="paragraph" style:parent-style-name="Preformatted_20_Text" style:list-style-name="L8">
      <style:paragraph-properties fo:margin-top="0cm" fo:margin-bottom="0.499cm" style:contextual-spacing="false"/>
    </style:style>
    <style:style style:name="P15" style:family="paragraph" style:parent-style-name="Preformatted_20_Text" style:list-style-name="L9"/>
    <style:style style:name="P16" style:family="paragraph" style:parent-style-name="Preformatted_20_Text" style:list-style-name="L9">
      <style:paragraph-properties fo:margin-top="0cm" fo:margin-bottom="0.499cm" style:contextual-spacing="false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weight="bold"/>
    </style:style>
    <style:style style:name="P19" style:family="paragraph" style:parent-style-name="Text_20_body" style:list-style-name="L2">
      <style:text-properties fo:font-weight="bold"/>
    </style:style>
    <style:style style:name="P20" style:family="paragraph" style:parent-style-name="Text_20_body" style:list-style-name="L3">
      <style:text-properties fo:font-weight="bold"/>
    </style:style>
    <style:style style:name="P21" style:family="paragraph" style:parent-style-name="Text_20_body" style:list-style-name="L4">
      <style:text-properties fo:font-weight="bold"/>
    </style:style>
    <style:style style:name="P22" style:family="paragraph" style:parent-style-name="Text_20_body" style:list-style-name="L7">
      <style:text-properties fo:font-weight="bold"/>
    </style:style>
    <style:style style:name="P23" style:family="paragraph" style:parent-style-name="Text_20_body" style:list-style-name="L8">
      <style:text-properties fo:font-weight="bold"/>
    </style:style>
    <style:style style:name="P24" style:family="paragraph" style:parent-style-name="Text_20_body" style:list-style-name="L9">
      <style:text-properties fo:font-weight="bold"/>
    </style:style>
    <style:style style:name="P25" style:family="paragraph" style:parent-style-name="Text_20_body" style:list-style-name="L2"/>
    <style:style style:name="P2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fo:font-style="italic"/>
    </style:style>
    <style:style style:name="P29" style:family="paragraph" style:parent-style-name="Text_20_body" style:list-style-name="L7">
      <style:text-properties fo:font-style="italic"/>
    </style:style>
    <style:style style:name="P30" style:family="paragraph" style:parent-style-name="Text_20_body" style:list-style-name="L9">
      <style:text-properties fo:font-style="italic"/>
    </style:style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9fa6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0">
        <draw:text-box fo:min-height="0.9cm">
          <text:p text:style-name="P1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"/>
        </draw:text-box>
      </draw:frame>
      <draw:frame draw:style-name="fr1" draw:name="Marco131" text:anchor-type="page" text:anchor-page-number="1" svg:x="0cm" svg:y="0cm" svg:width="20.003cm" draw:z-index="26">
        <draw:text-box fo:min-height="0.041cm">
          <text:p text:style-name="P1"/>
        </draw:text-box>
      </draw:frame>
      <text:h text:style-name="P3" text:outline-level="2"><text:span text:style-name="Source_20_Text">📂 Ejercicio 1: Compartición de archivos con Samba</text:span></text:h>
      <text:p text:style-name="Text_20_body">🎯 <text:span text:style-name="T1">OBJETIVO:</text:span> Instalar Samba en Ubuntu, crear un recurso compartido protegido por contraseña y acceder desde Rocky Linux.</text:p>
      <text:h text:style-name="Heading_20_3" text:outline-level="3">1. Configuración del Servidor (Ubuntu 24.04)</text:h>
      <text:p text:style-name="Text_20_body">📋 <text:span text:style-name="T1">PASO A PASO:</text:span></text:p>
      <text:list text:style-name="L7">
        <text:list-item>
          <text:p text:style-name="P22">Instalar Samba:</text:p>
          <text:p text:style-name="P11"><text:span text:style-name="Source_20_Text">sudo apt update</text:span></text:p>
          <text:p text:style-name="P12"><text:span text:style-name="Source_20_Text">sudo apt install samba -y</text:span></text:p>
        </text:list-item>
        <text:list-item>
          <text:p text:style-name="P22">Crear la carpeta física:</text:p>
          <text:p text:style-name="P11"><text:span text:style-name="Source_20_Text">sudo mkdir -p /srv/samba/compartido</text:span></text:p>
          <text:p text:style-name="P11"><text:span text:style-name="Source_20_Text">sudo chown $USER:$USER /srv/samba/compartido</text:span></text:p>
          <text:p text:style-name="P12"><text:span text:style-name="Source_20_Text">chmod 777 /srv/samba/compartido</text:span></text:p>
        </text:list-item>
        <text:list-item>
          <text:p text:style-name="P34"><text:span text:style-name="T1">Crear el usuario de Samba:</text:span> Samba usa su propia base de datos de contraseñas. Vamos a añadir al usuario <text:span text:style-name="Source_20_Text">curso</text:span> (que ya debe existir en el sistema):</text:p>
          <text:p text:style-name="P11"><text:span text:style-name="Source_20_Text">sudo smbpasswd -a curso</text:span></text:p>
          <text:p text:style-name="P12"><text:span text:style-name="Source_20_Text"># Introduce la contraseña: curso123</text:span></text:p>
        </text:list-item>
        <text:list-item>
          <text:p text:style-name="P34"><text:span text:style-name="T1">Configurar el recurso compartido:</text:span> Edita el archivo de configuración principal:</text:p>
          <text:p text:style-name="P12"><text:span text:style-name="Source_20_Text">sudo nano /etc/samba/smb.conf</text:span></text:p>
          <text:p text:style-name="P29">Vete al final del archivo y añade este bloque:</text:p>
          <text:p text:style-name="P11"><text:span text:style-name="Source_20_Text">[RecursoSamba]</text:span></text:p>
          <text:p text:style-name="P11"><text:span text:style-name="Source_20_Text"><text:s text:c="3"/>path = /srv/samba/compartido</text:span></text:p>
          <text:p text:style-name="P11"><text:span text:style-name="Source_20_Text"><text:s text:c="3"/>read only = no</text:span></text:p>
          <text:p text:style-name="P11"><text:span text:style-name="Source_20_Text"><text:s text:c="3"/>browsable = yes</text:span></text:p>
          <text:p text:style-name="P12"><text:span text:style-name="Source_20_Text"><text:s text:c="3"/>valid users = curso</text:span></text:p>
        </text:list-item>
        <text:list-item>
          <text:p text:style-name="P22">Reiniciar el servicio y abrir Firewall:</text:p>
          <text:p text:style-name="P11"><text:span text:style-name="Source_20_Text">sudo systemctl restart smbd</text:span></text:p>
          <text:p text:style-name="P12"><text:span text:style-name="Source_20_Text">sudo ufw allow Samba</text:span></text:p>
        </text:list-item>
      </text:list>
      <text:p text:style-name="Horizontal_20_Line"/>
      <text:h text:style-name="Heading_20_3" text:outline-level="3">2. Configuración del Cliente (Rocky Linux 10)</text:h>
      <text:p text:style-name="Text_20_body">En Rocky, necesitamos herramientas para "entender" el protocolo SMB.</text:p>
      <text:p text:style-name="Text_20_body">📋 <text:span text:style-name="T1">PASO A PASO:</text:span></text:p>
      <text:list text:style-name="L8">
        <text:list-item>
          <text:p text:style-name="P23">Instalar el cliente de Samba y utilidades de montaje:</text:p>
          <text:p text:style-name="P14"><text:span text:style-name="Source_20_Text">sudo dnf install samba-client cifs-utils -y</text:span></text:p>
        </text:list-item>
        <text:list-item>
          <text:p text:style-name="P35"><text:soft-page-break/><text:span text:style-name="T1">Probar la conexión (ver recursos):</text:span> (Asumiendo que la IP de Ubuntu es <text:span text:style-name="Source_20_Text">192.168.56.10</text:span>):</text:p>
          <text:p text:style-name="P14"><text:span text:style-name="Source_20_Text">smbclient -L //192.168.56.10 -U curso</text:span></text:p>
        </text:list-item>
        <text:list-item>
          <text:p text:style-name="P35"><text:span text:style-name="T1">Montar el recurso de forma manual:</text:span> Primero creamos el punto de montaje:</text:p>
          <text:p text:style-name="P14"><text:span text:style-name="Source_20_Text">sudo mkdir -p /mnt/samba_ubuntu</text:span></text:p>
          <text:p text:style-name="P35">Luego montamos:</text:p>
          <text:p text:style-name="P13"><text:span text:style-name="Source_20_Text">sudo mount -t cifs -o username=curso //192.168.56.10/RecursoSamba /mnt/samba_ubuntu</text:span></text:p>
          <text:p text:style-name="P14"><text:span text:style-name="Source_20_Text"># Te pedirá la contraseña: curso123</text:span></text:p>
        </text:list-item>
      </text:list>
      <text:p text:style-name="Horizontal_20_Line"/>
      <text:h text:style-name="Heading_20_3" text:outline-level="3">3. Automatización (Montaje persistente)</text:h>
      <text:p text:style-name="Text_20_body">Para no escribir la contraseña cada vez, usamos un archivo de credenciales.</text:p>
      <text:p text:style-name="Text_20_body">📋 <text:span text:style-name="T1">PASO A PASO:</text:span></text:p>
      <text:list text:style-name="L9">
        <text:list-item>
          <text:p text:style-name="P24">Crear archivo de credenciales oculto:</text:p>
          <text:p text:style-name="P16"><text:span text:style-name="Source_20_Text">sudo nano /root/.smbcreds</text:span></text:p>
          <text:p text:style-name="P30">Contenido:</text:p>
          <text:p text:style-name="P15"><text:span text:style-name="Source_20_Text">username=curso</text:span></text:p>
          <text:p text:style-name="P16"><text:span text:style-name="Source_20_Text">password=curso123</text:span></text:p>
          <text:p text:style-name="P36"><text:span text:style-name="Source_20_Text">sudo chmod 600 /root/.smbcreds</text:span></text:p>
        </text:list-item>
        <text:list-item>
          <text:p text:style-name="P24">Editar /etc/fstab:</text:p>
          <text:p text:style-name="P16"><text:span text:style-name="Source_20_Text">sudo nano /etc/fstab</text:span></text:p>
          <text:p text:style-name="P30">Añadir al final:</text:p>
          <text:p text:style-name="P16"><text:span text:style-name="Source_20_Text">//192.168.56.10/RecursoSamba /mnt/samba_ubuntu cifs credentials=/root/.smbcreds,_netdev 0 0</text:span></text:p>
        </text:list-item>
      </text:list>
      <text:p text:style-name="Horizontal_20_Line"/>
      <text:h text:style-name="Heading_20_2" text:outline-level="2">💡 EXPLICACIÓN TÉCNICA</text:h>
      <text:list text:style-name="L10">
        <text:list-item>
          <text:p text:style-name="P37"><text:span text:style-name="T1">smbd vs nmbd:</text:span> <text:span text:style-name="Source_20_Text">smbd</text:span> gestiona la transferencia de archivos y autenticación, mientras que <text:span text:style-name="Source_20_Text">nmbd</text:span> se encarga de que el servidor sea "visible" por nombre en redes Windows (NetBIOS).</text:p>
        </text:list-item>
        <text:list-item>
          <text:p text:style-name="P37"><text:span text:style-name="T1">cifs-utils:</text:span> Es el paquete que permite al kernel de Linux tratar una carpeta remota de Windows/Samba como si fuera un disco local.</text:p>
        </text:list-item>
        <text:list-item>
          <text:p text:style-name="P37"><text:span text:style-name="T1">Seguridad:</text:span> A diferencia de NFS (que confía en la IP), Samba exige un handshake de usuario/password, lo que lo hace más adecuado si la red no es 100% privada.</text:p>
        </text:list-item>
      </text:list>
      <text:p text:style-name="P26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2:25:49.454041166</dc:date>
    <meta:editing-duration>P1DT11H49M53S</meta:editing-duration>
    <meta:editing-cycles>24</meta:editing-cycles>
    <meta:generator>LibreOffice/24.2.2.2$Linux_X86_64 LibreOffice_project/d56cc158d8a96260b836f100ef4b4ef25d6f1a01</meta:generator>
    <meta:print-date>2026-02-22T22:18:09.353724999</meta:print-date>
    <meta:printed-by>Archivos PDF</meta:printed-by>
    <meta:document-statistic meta:table-count="0" meta:image-count="0" meta:object-count="0" meta:page-count="2" meta:paragraph-count="54" meta:word-count="377" meta:character-count="2448" meta:non-whitespace-character-count="2126"/>
  </office:meta>
</office:document-meta>
</file>